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omic Sans MS" fo:font-size="20pt" officeooo:rsid="00204468" officeooo:paragraph-rsid="00204468" style:font-size-asian="20pt" style:font-size-complex="20pt"/>
    </style:style>
    <style:style style:name="P2" style:family="paragraph" style:parent-style-name="Standard">
      <style:text-properties style:font-name="Comic Sans MS" fo:font-size="20pt" officeooo:rsid="001ee2ea" officeooo:paragraph-rsid="001ee2ea" style:font-size-asian="20pt" style:font-size-complex="20pt"/>
    </style:style>
    <style:style style:name="P3" style:family="paragraph" style:parent-style-name="Standard">
      <style:text-properties style:font-name="Comic Sans MS" fo:font-size="20pt" officeooo:rsid="0028d921" officeooo:paragraph-rsid="0028d921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style:font-name="Comic Sans MS" fo:font-size="20pt" officeooo:rsid="0033334b" officeooo:paragraph-rsid="0033334b" style:font-size-asian="20pt" style:font-size-complex="20pt"/>
    </style:style>
    <style:style style:name="P5" style:family="paragraph" style:parent-style-name="Standard">
      <style:paragraph-properties fo:text-align="justify" style:justify-single-word="false"/>
      <style:text-properties style:font-name="Comic Sans MS" fo:font-size="20pt" officeooo:rsid="0022b287" officeooo:paragraph-rsid="002d5247" style:font-size-asian="20pt" style:font-size-complex="20pt"/>
    </style:style>
    <style:style style:name="P6" style:family="paragraph" style:parent-style-name="Standard">
      <style:paragraph-properties fo:text-align="justify" style:justify-single-word="false"/>
      <style:text-properties style:font-name="Comic Sans MS" fo:font-size="20pt" officeooo:rsid="0034e34d" officeooo:paragraph-rsid="0034e34d" style:font-size-asian="20pt" style:font-size-complex="20pt"/>
    </style:style>
    <style:style style:name="P7" style:family="paragraph" style:parent-style-name="Standard">
      <style:paragraph-properties fo:text-align="justify" style:justify-single-word="false"/>
      <style:text-properties style:font-name="Comic Sans MS" fo:font-size="20pt" officeooo:rsid="0035a87a" officeooo:paragraph-rsid="00398326" style:font-size-asian="20pt" style:font-size-complex="20pt"/>
    </style:style>
    <style:style style:name="P8" style:family="paragraph" style:parent-style-name="Standard">
      <style:paragraph-properties fo:text-align="justify" style:justify-single-word="false"/>
      <style:text-properties style:font-name="Comic Sans MS" fo:font-size="20pt" officeooo:rsid="0037d8f2" officeooo:paragraph-rsid="00398326" style:font-size-asian="20pt" style:font-size-complex="20pt"/>
    </style:style>
    <style:style style:name="T1" style:family="text">
      <style:text-properties officeooo:rsid="0020ed17"/>
    </style:style>
    <style:style style:name="T2" style:family="text">
      <style:text-properties officeooo:rsid="002312e3"/>
    </style:style>
    <style:style style:name="T3" style:family="text">
      <style:text-properties officeooo:rsid="0026eb08"/>
    </style:style>
    <style:style style:name="T4" style:family="text">
      <style:text-properties officeooo:rsid="002be663"/>
    </style:style>
    <style:style style:name="T5" style:family="text">
      <style:text-properties officeooo:rsid="0035a87a"/>
    </style:style>
    <style:style style:name="T6" style:family="text">
      <style:text-properties officeooo:rsid="0037d8f2"/>
    </style:style>
    <style:style style:name="T7" style:family="text">
      <style:text-properties officeooo:rsid="003983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eul</text:span>, 14 de abril de 2018</text:p>
      <text:p text:style-name="P2"/>
      <text:p text:style-name="P2">Olá Jubarte,</text:p>
      <text:p text:style-name="P5"><text:span text:style-name="T3">F</text:span>az tempo que a gente não se vê. <text:span text:style-name="T4">D</text:span>esde que me mudei para a Coreia <text:span text:style-name="T4">ficou mais difícil conversar contigo</text:span>. <text:span text:style-name="T2">Esses dias no horário do almoço eu pensei em te ligar, mas lembrei que eram 20:00 aí na Califórnia e não quis atrapalhar o teu tempo com a Sofia. Então achei melhor escrever esta carta, pra facilitar as coisas.</text:span></text:p>
      <text:p text:style-name="P4">Eu também não <text:span text:style-name="T5">tive mais tempo de descansar como antes</text:span>. São só 2 horas <text:span text:style-name="T5">de trabalho</text:span> a mais por dia, mas fazem um grande estrago, ainda mais pelas horas extras que eu faço com frequência. <text:span text:style-name="T5">Pelo menos</text:span> o salário compensa. Tu ia ficar espantado com o quanto a Samsung me paga. Aliás, a Apple deu aquele aumento que tanto nos prometiam ou nada ainda?</text:p>
      <text:p text:style-name="P6">Ah, eu fiquei sabendo que querem fechar a fábrica que a gente trabalhava, é verdade? Tomara que tu consiga um emprego em alguma outra das grandes, nem que seja na China, já que tudo tá indo pra lá mesmo.</text:p>
      <text:p text:style-name="P7">Acho que os nossos trabalhos logo vão ser todos substituídos <text:span text:style-name="T7">sabe</text:span>. É bem provável que ou um chinês ou um robô tome o nosso lugar, mas tudo bem, faz <text:soft-page-break/>parte. Talvez seja até melhor sair um pouco dessa mesmice de fazer sempre a mesma coisa. </text:p>
      <text:p text:style-name="P7">Eu espero que aqui eu consiga continuar aquele nosso sonho de se formar e começar a projetar os celulares que hoje a gente produz. <text:span text:style-name="T6">Afinal, foi por isso que eu vim né?</text:span></text:p>
      <text:p text:style-name="P8">Mas enfim, deixa de falar de mim. Como tá tudo por aí? Já decidiu se vai vir pra Seul? Eu acho que tu ia gostar, tudo é muito bonito e bem arquitetado. <text:span text:style-name="T7">Se um dia tu quiser me visitar, sabe como me encontrar.</text:span></text:p>
      <text:p text:style-name="P8"/>
      <text:p text:style-name="P3">Do seu amigo <text:span text:style-name="T4">e camarada</text:span>,</text:p>
      <text:p text:style-name="P3">Matheus Mach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in-text-boxes="true" text:offset="0.499cm" style:num-format="1" text:number-position="left" text:increment="1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2:40:40.461000000</meta:creation-date>
    <dc:date>2019-07-15T00:56:36.875000000</dc:date>
    <meta:editing-duration>PT2H30M17S</meta:editing-duration>
    <meta:editing-cycles>8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10" meta:word-count="297" meta:character-count="1545" meta:non-whitespace-character-count="1257"/>
  </office:meta>
</office:document-meta>
</file>